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88cm" fo:margin-left="-0.191cm" table:align="left" style:writing-mode="lr-tb"/>
    </style:style>
    <style:style style:name="Таблица1.A" style:family="table-column">
      <style:table-column-properties style:column-width="8.44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text-properties fo:font-size="14pt" fo:font-weight="bold" style:font-size-asian="14pt" style:font-weight-asian="bold"/>
    </style:style>
    <style:style style:name="P2" style:family="paragraph" style:parent-style-name="Standard">
      <style:paragraph-properties fo:line-height="120%"/>
      <style:text-properties fo:font-size="12pt" fo:font-weight="bold" style:font-size-asian="12pt" style:font-weight-asian="bold"/>
    </style:style>
    <style:style style:name="P3" style:family="paragraph" style:parent-style-name="Standard">
      <style:paragraph-properties fo:line-height="120%" fo:text-align="center" style:justify-single-word="false"/>
      <style:text-properties fo:font-size="12pt" fo:font-weight="bold" style:font-size-asian="12pt" style:font-weight-asian="bold"/>
    </style:style>
    <style:style style:name="P4" style:family="paragraph" style:parent-style-name="Standard">
      <style:paragraph-properties fo:line-height="120%" style:snap-to-layout-grid="false"/>
      <style:text-properties fo:font-size="12pt" fo:font-weight="bold" style:font-size-asian="12pt" style:font-weight-asian="bold"/>
    </style:style>
    <style:style style:name="P5" style:family="paragraph" style:parent-style-name="Standard">
      <style:text-properties fo:font-size="12pt" style:font-size-asian="12pt"/>
    </style:style>
    <style:style style:name="P6" style:family="paragraph" style:parent-style-name="Standard">
      <style:paragraph-properties fo:line-height="120%"/>
      <style:text-properties fo:font-size="12pt" style:font-size-asian="12pt"/>
    </style:style>
    <style:style style:name="P7" style:family="paragraph" style:parent-style-name="Standard">
      <style:paragraph-properties fo:line-height="120%" fo:text-align="start" style:justify-single-word="false"/>
      <style:text-properties fo:font-size="12pt" style:font-size-asian="12pt"/>
    </style:style>
    <style:style style:name="P8" style:family="paragraph" style:parent-style-name="Standard">
      <style:paragraph-properties fo:line-height="120%" fo:text-align="start" style:justify-single-word="false" style:snap-to-layout-grid="false"/>
      <style:text-properties fo:font-size="12pt" style:font-size-asian="12pt"/>
    </style:style>
    <style:style style:name="P9" style:family="paragraph" style:parent-style-name="Standard">
      <style:paragraph-properties fo:line-height="50%"/>
      <style:text-properties fo:font-size="8pt" style:font-size-asian="8pt"/>
    </style:style>
    <style:style style:name="P10" style:family="paragraph" style:parent-style-name="Standard" style:list-style-name="WW8Num5">
      <style:paragraph-properties fo:margin-left="0.499cm" fo:margin-right="0cm" fo:line-height="120%" fo:text-indent="-0.499cm" style:auto-text-indent="false"/>
      <style:text-properties fo:font-size="12pt" style:font-size-asian="12pt"/>
    </style:style>
    <style:style style:name="P11" style:family="paragraph" style:parent-style-name="Standard">
      <style:paragraph-properties fo:margin-left="0.499cm" fo:margin-right="0cm" fo:line-height="120%" fo:text-indent="-0.499cm" style:auto-text-indent="false"/>
      <style:text-properties fo:font-size="12pt" fo:font-weight="bold" style:font-size-asian="12pt" style:font-weight-asian="bold"/>
    </style:style>
    <style:style style:name="P12" style:family="paragraph" style:parent-style-name="Standard" style:list-style-name="WW8Num2">
      <style:paragraph-properties fo:margin-left="0.801cm" fo:margin-right="0cm" fo:line-height="120%" fo:text-indent="-0.801cm" style:auto-text-indent="false"/>
    </style:style>
    <style:style style:name="P13" style:family="paragraph" style:parent-style-name="Standard" style:list-style-name="WW8Num1">
      <style:paragraph-properties fo:margin-left="0.801cm" fo:margin-right="0cm" fo:line-height="120%" fo:text-indent="-0.801cm" style:auto-text-indent="false"/>
    </style:style>
    <style:style style:name="P14" style:family="paragraph" style:parent-style-name="Standard" style:list-style-name="WW8Num8">
      <style:paragraph-properties fo:margin-left="0.801cm" fo:margin-right="0cm" fo:line-height="120%" fo:text-indent="-0.801cm" style:auto-text-indent="false"/>
    </style:style>
    <style:style style:name="P15" style:family="paragraph" style:parent-style-name="Standard" style:list-style-name="WW8Num12">
      <style:paragraph-properties fo:margin-left="0.801cm" fo:margin-right="0cm" fo:line-height="120%" fo:text-indent="-0.801cm" style:auto-text-indent="false"/>
    </style:style>
    <style:style style:name="P16" style:family="paragraph" style:parent-style-name="Standard" style:list-style-name="WW8Num11">
      <style:paragraph-properties fo:margin-left="0.801cm" fo:margin-right="0cm" fo:line-height="120%" fo:text-indent="-0.801cm" style:auto-text-indent="false"/>
    </style:style>
    <style:style style:name="P17" style:family="paragraph" style:parent-style-name="Standard" style:list-style-name="WW8Num10">
      <style:paragraph-properties fo:margin-left="0.801cm" fo:margin-right="0cm" fo:line-height="120%" fo:text-indent="-0.801cm" style:auto-text-indent="false"/>
    </style:style>
    <style:style style:name="P18" style:family="paragraph" style:parent-style-name="Standard" style:list-style-name="WW8Num3">
      <style:paragraph-properties fo:margin-left="0.801cm" fo:margin-right="0cm" fo:line-height="120%" fo:text-indent="-0.801cm" style:auto-text-indent="false"/>
    </style:style>
    <style:style style:name="P19" style:family="paragraph" style:parent-style-name="Standard" style:list-style-name="WW8Num2">
      <style:paragraph-properties fo:margin-left="0.801cm" fo:margin-right="0cm" fo:line-height="120%" fo:text-indent="-0.801cm" style:auto-text-indent="false"/>
      <style:text-properties fo:font-size="12pt" style:font-size-asian="12pt"/>
    </style:style>
    <style:style style:name="P20" style:family="paragraph" style:parent-style-name="Standard" style:list-style-name="WW8Num1">
      <style:paragraph-properties fo:margin-left="0.801cm" fo:margin-right="0cm" fo:line-height="120%" fo:text-indent="-0.801cm" style:auto-text-indent="false"/>
      <style:text-properties fo:font-size="12pt" style:font-size-asian="12pt"/>
    </style:style>
    <style:style style:name="P21" style:family="paragraph" style:parent-style-name="Standard" style:list-style-name="WW8Num8">
      <style:paragraph-properties fo:margin-left="0.801cm" fo:margin-right="0cm" fo:line-height="120%" fo:text-indent="-0.801cm" style:auto-text-indent="false"/>
      <style:text-properties fo:font-size="12pt" style:font-size-asian="12pt"/>
    </style:style>
    <style:style style:name="P22" style:family="paragraph" style:parent-style-name="Standard" style:list-style-name="WW8Num6">
      <style:paragraph-properties fo:margin-left="0.801cm" fo:margin-right="0cm" fo:line-height="120%" fo:text-indent="-0.801cm" style:auto-text-indent="false"/>
      <style:text-properties fo:font-size="12pt" style:font-size-asian="12pt"/>
    </style:style>
    <style:style style:name="P23" style:family="paragraph" style:parent-style-name="Standard" style:list-style-name="WW8Num4">
      <style:paragraph-properties fo:margin-left="0.801cm" fo:margin-right="0cm" fo:line-height="120%" fo:text-indent="-0.801cm" style:auto-text-indent="false"/>
      <style:text-properties fo:font-size="12pt" style:font-size-asian="12pt"/>
    </style:style>
    <style:style style:name="P24" style:family="paragraph" style:parent-style-name="Standard" style:list-style-name="WW8Num11">
      <style:paragraph-properties fo:margin-left="0.801cm" fo:margin-right="0cm" fo:line-height="120%" fo:text-indent="-0.801cm" style:auto-text-indent="false"/>
      <style:text-properties fo:font-size="12pt" style:font-size-asian="12pt"/>
    </style:style>
    <style:style style:name="P25" style:family="paragraph" style:parent-style-name="Standard" style:list-style-name="WW8Num10">
      <style:paragraph-properties fo:margin-left="0.801cm" fo:margin-right="0cm" fo:line-height="120%" fo:text-indent="-0.801cm" style:auto-text-indent="false"/>
      <style:text-properties fo:font-size="12pt" style:font-size-asian="12pt"/>
    </style:style>
    <style:style style:name="P26" style:family="paragraph" style:parent-style-name="Standard" style:list-style-name="WW8Num3">
      <style:paragraph-properties fo:margin-left="0.801cm" fo:margin-right="0cm" fo:line-height="120%" fo:text-indent="-0.801cm" style:auto-text-indent="false"/>
      <style:text-properties fo:font-size="12pt" style:font-size-asian="12pt"/>
    </style:style>
    <style:style style:name="P27" style:family="paragraph" style:parent-style-name="Standard">
      <style:paragraph-properties fo:margin-left="0.801cm" fo:margin-right="0cm" fo:line-height="120%" fo:text-align="center" style:justify-single-word="false" fo:text-indent="-0.801cm" style:auto-text-indent="false"/>
      <style:text-properties fo:font-size="12pt" fo:font-weight="bold" style:font-size-asian="12pt" style:font-weight-asian="bold"/>
    </style:style>
    <style:style style:name="P28" style:family="paragraph" style:parent-style-name="Standard" style:list-style-name="WW8Num7">
      <style:paragraph-properties fo:margin-left="1cm" fo:margin-right="0cm" fo:line-height="120%" fo:text-indent="-1cm" style:auto-text-indent="false"/>
      <style:text-properties fo:font-size="12pt" style:font-size-asian="12pt"/>
    </style:style>
    <style:style style:name="P29" style:family="paragraph" style:parent-style-name="Standard" style:list-style-name="WW8Num9">
      <style:paragraph-properties fo:margin-left="1cm" fo:margin-right="0cm" fo:line-height="120%" fo:text-indent="-1cm" style:auto-text-indent="false"/>
      <style:text-properties fo:font-size="12pt" style:font-size-asian="12pt"/>
    </style:style>
    <style:style style:name="P30" style:family="paragraph" style:parent-style-name="Standard">
      <style:paragraph-properties fo:margin-left="0cm" fo:margin-right="0cm" fo:margin-top="0.212cm" fo:margin-bottom="0.212cm" fo:line-height="120%" fo:text-indent="1cm" style:auto-text-indent="false"/>
      <style:text-properties fo:font-size="12pt" style:font-size-asian="12pt"/>
    </style:style>
    <style:style style:name="P31" style:family="paragraph" style:parent-style-name="Standard" style:master-page-name="Standard">
      <style:paragraph-properties fo:line-height="120%" fo:text-align="center" style:justify-single-word="false" style:page-number="54"/>
      <style:text-properties fo:font-size="14pt" fo:font-weight="bold" style:font-size-asian="14pt" style:font-weight-asian="bold"/>
    </style:style>
    <style:style style:name="T1" style:family="text">
      <style:text-properties fo:font-size="12pt" style:font-size-asian="12pt"/>
    </style:style>
    <style:style style:name="T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ЛИЦЕНЗИОННЫЙ ДОГОВОР</text:p>
      <text:p text:style-name="P1">НА ИСПОЛЬЗОВАНИЕ ПРОГРАММЫ ДЛЯ ЭВМ</text:p>
      <text:p text:style-name="P2">Стороны в Договоре:</text:p>
      <text:p text:style-name="P6">Гражданка Матюшина Евгения Борисовна, проживающий по адресу: 194100, г. Санкт-Петербург, 1-й Муринский пр., д. 1, к. 1, именуемая в дальнейшем "ЛИЦЕНЗИАР", с одной стороны, и</text:p>
      <text:p text:style-name="P5">Открытое акционерное общество "Научно-инженерный центр Санкт-Петербургского государственного электротехнического университета", именуемый в дальнейшем "ЛИЦЕНЗИАТ", в лице генерального директора Тихова Г.А., действующего на основании Устава, с другой стороны,</text:p>
      <text:p text:style-name="P2">принимая во внимание:</text:p>
      <text:list xml:id="list868160959" text:style-name="WW8Num5">
        <text:list-item>
          <text:p text:style-name="P10">что Лицензиар является автором и правообладателем программы для ЭВМ "Модуль нормативно-справочной информации для редактора электронных документов";</text:p>
        </text:list-item>
        <text:list-item>
          <text:p text:style-name="P10">Лицензиат желает получить на условиях настоящего Договора лицензию на использование упомянутой программы для ЭВМ с целью внедрения в систему электронного декларирования и распространения с системой электронного декларирования;</text:p>
        </text:list-item>
        <text:list-item>
          <text:p text:style-name="P10">Лицензиар готов предоставить Лицензиату такую лицензию,</text:p>
        </text:list-item>
      </text:list>
      <text:p text:style-name="P11">договорились о следующем.</text:p>
      <text:p text:style-name="P3">1. Термины и их определения</text:p>
      <text:list xml:id="list917742293" text:style-name="WW8Num2">
        <text:list-item>
          <text:p text:style-name="P19">"ПРОГРАММА ДЛЯ ЭВМ (ПрЭВМ)" - программное обеспечение " Модуль нормативно-справочной информации для редактора электронных документов".</text:p>
        </text:list-item>
        <text:list-item>
          <text:p text:style-name="P12"><text:span text:style-name="T1">"ДОКУМЕНТАЦИЯ" - комплект документов, передаваемых Лицензиаром Лицензиату, включающий руководство пользователя по применению и обслуживанию программы для ЭВМ.</text:span></text:p>
        </text:list-item>
        <text:list-item>
          <text:p text:style-name="P19">"ПРОИЗВОДСТВЕННАЯ ПЛОЩАДКА" – таможенные посты Российской Федерации, брокерские фирмы.</text:p>
        </text:list-item>
        <text:list-item>
          <text:p text:style-name="P19">"РАБОЧЕЕ МЕСТО" - конкретная ЭВМ, на которой используется Программа для ЭВМ.</text:p>
        </text:list-item>
      </text:list>
      <text:p text:style-name="P27">2. Предмет Договора</text:p>
      <text:list xml:id="list1687732937" text:style-name="WW8Num1">
        <text:list-item>
          <text:p text:style-name="P20">Лицензиар предоставляет Лицензиату на срок действия настоящего Договора и за вознаграждение, уплачиваемое Лицензиатом, неисключительную лицензию на использование ПрЭВМ. При этом Лицензиату предоставляется право на установку ПрЭВМ на произвольное число Рабочих мест.</text:p>
        </text:list-item>
        <text:list-item>
          <text:p text:style-name="P20">Лицензиар передает Лицензиату Документацию к ПрЭВМ.</text:p>
        </text:list-item>
        <text:list-item>
          <text:p text:style-name="P20">Предоставленное Лицензиату в рамках настоящего Договора право ограничено Производственной площадкой.</text:p>
        </text:list-item>
        <text:list-item>
          <text:p text:style-name="P13"><text:soft-page-break/><text:span text:style-name="T1">Лицензиар осуществляет авторский контроль за соблюдением объемов использования ПрЭВМ по настоящему Договору, при этом Лицензиат обеспечивает возможность такого контроля.</text:span></text:p>
        </text:list-item>
        <text:list-item>
          <text:p text:style-name="P13"><text:span text:style-name="T1">Лицензиар сохраняет за собой право самому использовать ПрЭВМ и предоставлять неисключительные лицензии на право ее использования третьим лицам.</text:span></text:p>
        </text:list-item>
      </text:list>
      <text:p text:style-name="P3">3. Обеспечение Договора</text:p>
      <text:list xml:id="list1657928857" text:style-name="WW8Num8">
        <text:list-item>
          <text:p text:style-name="P21">Лицензиар передает Лицензиату ПрЭВМ в объеме и виде, достаточном для ее использования, и Документацию в течение 15 (пятнадцати) дней со дня подписания настоящего Договора. ПрЭВМ передается Лицензиату в виде комплекта дисков в количестве 5 (пяти) штук, содержащих ПрЭВМ. По факту передачи ПрЭВМ и Документации составляется акт сдачи-приемки с перечнем переданных материалов, подписываемый обеими Сторонами.</text:p>
        </text:list-item>
        <text:list-item>
          <text:p text:style-name="P21">Если Лицензиат установит неполноту или неправильность полученных ПрЭВМ или Документации, то Лицензиар в течение 15 (пятнадцати) дней после сообщения ему об этом Лицензиатом обязан передать недостающие материалы или устранить недостатки ранее переданных ПрЭВМ и Документации.</text:p>
        </text:list-item>
        <text:list-item>
          <text:p text:style-name="P21">Для оказания помощи в освоении ПрЭВМ Лицензиар по просьбе Лицензиата оказывает консультации пользователям ПрЭВМ.</text:p>
        </text:list-item>
        <text:list-item>
          <text:p text:style-name="P14"><text:span text:style-name="T1">Для целей использования ПрЭВМ в объеме, предусмотренном п. 2.1 настоящего Договора, Лицензиат может изготавливать в необходимом ему количестве копии ПрЭВМ и копии Документации.</text:span></text:p>
        </text:list-item>
      </text:list>
      <text:p text:style-name="P27">4. Усовершенствования</text:p>
      <text:list xml:id="list248735289" text:style-name="WW8Num6">
        <text:list-item>
          <text:p text:style-name="P22">Лицензиар обязуется незамедлительно информировать Лицензиата о всех произведенных им усовершенствованиях ПрЭВМ и, при желании Лицензиата, передать ему в согласованные сроки новые варианты ПрЭВМ. В отношении новых вариантов ПрЭВМ, переданных Лицензиаром Лицензиату, распространяются все условия настоящего Договора.</text:p>
        </text:list-item>
        <text:list-item>
          <text:p text:style-name="P22">Лицензиат обязуется предоставлять Лицензиару информацию об использовании ПрЭВМ, которая могла бы быть полезной для усовершенствования ПрЭВМ.</text:p>
        </text:list-item>
      </text:list>
      <text:p text:style-name="P3">5. Платежи</text:p>
      <text:list xml:id="list670400873" text:style-name="WW8Num4">
        <text:list-item>
          <text:p text:style-name="P23">За предоставление прав, предусмотренных настоящим Договором, Лицензиат выплачивает Лицензиару единовременное вознаграждение в размере 20000(двадцать тысяч) рублей.</text:p>
        </text:list-item>
        <text:list-item>
          <text:p text:style-name="P23">Вознаграждение, предусмотренное п. 5.1 настоящего Договора, выплачивается Лицензиатом в течение 30 (тридцати) дней, следующих после подписания акта приемки-сдачи.</text:p>
        </text:list-item>
      </text:list>
      <text:p text:style-name="P3">6. Реклама</text:p>
      <text:list xml:id="list749626545" text:style-name="WW8Num12">
        <text:list-item>
          <text:p text:style-name="P15"><text:soft-page-break/><text:span text:style-name="T1">Лицензиат обязуется при опубликовании результатов исследований, полученных с использованием ПрЭВМ, сообщать в рекламных целях, что исследования производились с использованием ПрЭВМ Лицензиара с указанием авторского права Лицензиара.</text:span></text:p>
        </text:list-item>
      </text:list>
      <text:p text:style-name="P3">7. Защита передаваемых прав</text:p>
      <text:list xml:id="list1306562845" text:style-name="WW8Num11">
        <text:list-item>
          <text:p text:style-name="P24">Лицензиат обязуется не вносить самовольно каких-либо изменений в ПрЭВМ и Документацию и не дополнять их какими-либо комментариями. Подобные изменения или дополнения возможны только с согласия Лицензиара.</text:p>
        </text:list-item>
        <text:list-item>
          <text:p text:style-name="P16"><text:span text:style-name="T1">Лицензиат обязуется предпринимать все необходимые меры для предотвращения несанкционированного копирования ПрЭВМ и Документации третьими лицами, а также несанкционированной передачи ПрЭВМ и Документации работниками Лицензиата третьим лицам.</text:span></text:p>
        </text:list-item>
        <text:list-item>
          <text:p text:style-name="P24">Если Лицензиату станет известно о противоправном использовании ПрЭВМ третьими лицами, то он незамедлительно сообщит об этом Лицензиару.</text:p>
        </text:list-item>
      </text:list>
      <text:p text:style-name="P3">8. Ответственность Сторон и разрешение споров</text:p>
      <text:list xml:id="list1390132382" text:style-name="WW8Num10">
        <text:list-item>
          <text:p text:style-name="P17"><text:span text:style-name="T1">За невыполнение или ненадлежащее выполнение обязательств по настоящему Договору Стороны несут имущественную ответственность в соответствии с действующим законодательством.</text:span></text:p>
        </text:list-item>
        <text:list-item>
          <text:p text:style-name="P25">Стороны освобождаются от ответственности за неисполнение или ненадлежащее исполнение обязательств, принятых по настоящему Договору, если неисполнение явилось следствием обстоятельств непреодолимой силы (форс-мажор).</text:p>
        </text:list-item>
        <text:list-item>
          <text:p text:style-name="P25">Сторона, нарушившая свои обязательства по настоящему Договору, освобождается от ответственности за неисполнение или ненадлежащее исполнение этих обязательств, если это нарушение было вызвано причинами, за которые отвечает другая Сторона.</text:p>
        </text:list-item>
        <text:list-item>
          <text:p text:style-name="P25">В случае возникновения споров между Лицензиаром и Лицензиатом по вопросам, предусмотренным настоящим Договором, Стороны примут все меры к разрешению их путем переговоров между собой. В случае невозможности разрешения указанных споров путем переговоров они будут разрешаться в порядке, предусмотренном действующим законодательством.</text:p>
        </text:list-item>
      </text:list>
      <text:p text:style-name="P3">9. Срок действия Договора и условия его расторжения</text:p>
      <text:list xml:id="list57128019" text:style-name="WW8Num3">
        <text:list-item>
          <text:p text:style-name="P26">Настоящий Договор заключен на срок 2 года и вступает в силу с даты его подписания обеими Сторонами.</text:p>
        </text:list-item>
        <text:list-item>
          <text:p text:style-name="P18"><text:span text:style-name="T1">По истечении срока действия настоящего Договора Лицензиат вправе использовать ПрЭВМ, включая усовершенствованные варианты, на Производственной площадке на любом количестве Рабочих мест. При этом обязательства Лицензиара, предусмотренные пп. 7.1 и 7.2 настоящего Договора, сохраняются бессрочно.</text:span></text:p>
        </text:list-item>
        <text:list-item>
          <text:p text:style-name="P26"><text:soft-page-break/>Действие настоящего Договора по обоюдному согласию Сторон может быть досрочно прекращено, но не ранее чем через три месяца после предложения об этом одной из Сторон. При этом Лицензиат не освобождается от обязательств по платежам, возникшим до расторжения настоящего Договора.</text:p>
        </text:list-item>
        <text:list-item>
          <text:p text:style-name="P18"><text:span text:style-name="T1">Настоящий Договор может быть досрочно расторгнут в одностороннем порядке со стороны Лицензиара из-за невыполнения Лицензиатом своих обязательств по пп. 7.1 или 7.2. В этом случае Лицензиат лишается права дальнейшего использования ПрЭВМ в любой форме и обязан вернуть ее Лицензиару.</text:span></text:p>
        </text:list-item>
        <text:list-item>
          <text:p text:style-name="P26">Если Лицензиат откажется от дальнейшего использования ПрЭВМ, то он уничтожит все имеющиеся у него копии ПрЭВМ.</text:p>
        </text:list-item>
      </text:list>
      <text:p text:style-name="P3">10. Заключительные положения</text:p>
      <text:list xml:id="list1307383767" text:style-name="WW8Num7">
        <text:list-item>
          <text:p text:style-name="P28">Все изменения и дополнения к настоящему Договору действительны только в тех случаях, если они совершены в письменной форме и подписаны обеими Сторонами.</text:p>
        </text:list-item>
        <text:list-item>
          <text:p text:style-name="P28">Стороны не имеют права передавать свои права и обязательства по настоящему Договору третьим лицам без письменного согласия на то другой Стороны.</text:p>
        </text:list-item>
        <text:list-item>
          <text:p text:style-name="P28">Во всем остальном, что не предусмотрено условиями настоящего Договора, будут применяться нормы законодательства Российской Федерации.</text:p>
        </text:list-item>
        <text:list-item>
          <text:p text:style-name="P28">Настоящий Договор понимается как авторский договор в соответствии со ст. 30 Закона РФ "Об авторском праве и смежных правах".</text:p>
        </text:list-item>
      </text:list>
      <text:p text:style-name="P3">11. Адреса Сторон</text:p>
      <text:list xml:id="list912887451" text:style-name="WW8Num9">
        <text:list-item>
          <text:p text:style-name="P29">ЛИЦЕНЗИАР: Матюшина Евгения Борисовна, адрес: 194100, Санкт-Петербург, 1-й Муринский пр., д. 1, к. 1.</text:p>
        </text:list-item>
        <text:list-item>
          <text:p text:style-name="P29">ЛИЦЕНЗИАТ: ОАО «НИЦ СПбЭТУ», адрес: 197022, Санкт-Петербург, ул. Проф. Попова, д. 5.</text:p>
        </text:list-item>
      </text:list>
      <text:p text:style-name="P30">Настоящий Договор составлен в двух экземплярах для каждой из Сторон и подписан "___"__________ 200__ г. в г. Санкт-Петербурге.</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4">ЛИЦЕНЗИАР:</text:p>
          </table:table-cell>
          <table:table-cell table:style-name="Таблица1.A1" office:value-type="string">
            <text:p text:style-name="P4">От ЛИЦЕНЗИАТА:</text:p>
          </table:table-cell>
        </table:table-row>
        <table:table-row table:style-name="Таблица1.1">
          <table:table-cell table:style-name="Таблица1.A1" office:value-type="string">
            <text:p text:style-name="P4"/>
            <text:p text:style-name="P6">___________ Е. Б. МАТЮШИНА</text:p>
          </table:table-cell>
          <table:table-cell table:style-name="Таблица1.A1" office:value-type="string">
            <text:p text:style-name="P8">Генеральный директор </text:p>
            <text:p text:style-name="P7"><text:s text:c="15"/>____________ Г.А. ТИХОВ</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cm" fo:text-align="justify" style:justify-single-word="false" fo:orphans="2" fo:widows="2" fo:hyphenation-ladder-count="no-limit" style:writing-mode="lr-tb"/>
      <style:text-properties style:use-window-font-color="true" style:font-name="Arial1" fo:font-size="11pt" fo:language="ru" fo:country="RU" style:font-name-asian="Times New Roman" style:font-size-asian="11pt" style:font-name-complex="Times New Roman" style:font-size-complex="10pt" style:language-complex="ar" style:country-complex="SA" fo:hyphenate="tru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Arial1" fo:font-size="12pt" fo:font-style="normal" style:text-underline-style="none" fo:font-weight="normal" style:font-size-asian="12pt" style:font-style-asian="normal" style:font-weight-asian="normal"/>
    </style:style>
    <style:style style:name="WW8Num2z0" style:family="text">
      <style:text-properties style:font-name="Arial1" fo:font-size="12pt" fo:font-style="normal" style:text-underline-style="none" fo:font-weight="normal" style:font-size-asian="12pt" style:font-style-asian="normal" style:font-weight-asian="normal"/>
    </style:style>
    <style:style style:name="WW8Num3z0" style:family="text">
      <style:text-properties style:font-name="Arial1" fo:font-size="12pt" fo:font-style="normal" style:text-underline-style="none" fo:font-weight="normal" style:font-size-asian="12pt" style:font-style-asian="normal" style:font-weight-asian="normal"/>
    </style:style>
    <style:style style:name="WW8Num4z0" style:family="text">
      <style:text-properties style:font-name="Arial1" fo:font-size="12pt" fo:font-style="normal" style:text-underline-style="none" fo:font-weight="normal" style:font-size-asian="12pt" style:font-style-asian="normal" style:font-weight-asian="normal"/>
    </style:style>
    <style:style style:name="WW8Num6z0" style:family="text">
      <style:text-properties style:font-name="Arial1" fo:font-size="12pt" fo:font-style="normal" style:text-underline-style="none" fo:font-weight="normal" style:font-size-asian="12pt" style:font-style-asian="normal" style:font-weight-asian="normal"/>
    </style:style>
    <style:style style:name="WW8Num7z0" style:family="text">
      <style:text-properties style:font-name="Arial1" fo:font-size="12pt" fo:font-style="normal" style:text-underline-style="none" fo:font-weight="normal" style:font-size-asian="12pt" style:font-style-asian="normal" style:font-weight-asian="normal"/>
    </style:style>
    <style:style style:name="WW8Num8z0" style:family="text">
      <style:text-properties style:font-name="Arial1" fo:font-size="12pt" fo:font-style="normal" style:text-underline-style="none" fo:font-weight="normal" style:font-size-asian="12pt" style:font-style-asian="normal" style:font-weight-asian="normal"/>
    </style:style>
    <style:style style:name="WW8Num9z0" style:family="text">
      <style:text-properties style:font-name="Arial1" fo:font-size="12pt" fo:font-style="normal" style:text-underline-style="none" fo:font-weight="normal" style:font-size-asian="12pt" style:font-style-asian="normal" style:font-weight-asian="normal"/>
    </style:style>
    <style:style style:name="WW8Num10z0" style:family="text">
      <style:text-properties style:font-name="Arial1" fo:font-size="12pt" fo:font-style="normal" style:text-underline-style="none" fo:font-weight="normal" style:font-size-asian="12pt" style:font-style-asian="normal" style:font-weight-asian="normal"/>
    </style:style>
    <style:style style:name="WW8Num11z0" style:family="text">
      <style:text-properties style:font-name="Arial1" fo:font-size="12pt" fo:font-style="normal" style:text-underline-style="none" fo:font-weight="normal" style:font-size-asian="12pt" style:font-style-asian="normal" style:font-weight-asian="normal"/>
    </style:style>
    <style:style style:name="WW8Num12z0" style:family="text">
      <style:text-properties style:font-name="Arial1" fo:font-size="12pt" fo:font-style="normal" style:text-underline-style="none" fo:font-weight="normal" style:font-size-asian="12pt" style:font-style-asian="normal" style:font-weight-asian="norma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text-properties style:font-name="Arial1"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2."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1."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9."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5."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4."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10." style:num-suffix=". "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3."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11." style:num-suffix=". "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8."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7."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6." style:num-suffix=". " style:num-format="1">
        <style:list-level-properties text:list-level-position-and-space-mode="label-alignment">
          <style:list-level-label-alignment text:label-followed-by="listtab"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7cm" fo:margin-bottom="2.5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cm" fo:margin-bottom="1.201cm" style:dynamic-spacing="true"/>
      </style:header-style>
      <style:footer-style/>
    </style:page-layout>
  </office:automatic-styles>
  <office:master-styles>
    <style:master-page style:name="Standard" style:page-layout-name="Mpm1">
      <style:header>
        <text:p text:style-name="Header"><draw:frame draw:style-name="Mfr1" draw:name="Врезка1" text:anchor-type="paragraph" svg:y="0.002cm" fo:min-width="0cm" draw:z-index="3">
      <draw:text-box fo:min-height="0.37cm">
       <text:p text:style-name="Header"><text:span text:style-name="Page_20_Number"><text:page-number text:select-page="current">57</text:page-number></text:span></text:p>
      </draw:text-box>
     </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ПРИЛОЖЕНИЕ 12</dc:title>
    <meta:initial-creator>Booch Alexander</meta:initial-creator>
    <meta:creation-date>2003-12-09T14:51:00</meta:creation-date>
    <dc:creator>Diva</dc:creator>
    <dc:date>2008-01-18T13:39:00</dc:date>
    <meta:print-date>1997-06-27T14:49:00</meta:print-date>
    <meta:editing-cycles>12</meta:editing-cycles>
    <meta:editing-duration>PT01H02M00S</meta:editing-duration>
    <meta:document-statistic meta:table-count="1" meta:image-count="0" meta:object-count="0" meta:page-count="4" meta:paragraph-count="64" meta:word-count="1026" meta:character-count="8176"/>
    <meta:generator>OpenOffice.org/3.0$Linux OpenOffice.org_project/300m9$Build-9358</meta:generator>
  </office:meta>
</office:document-meta>
</file>